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5000001162B35C9B245B403CA.png" manifest:media-type="image/png"/>
  <manifest:file-entry manifest:full-path="Pictures/10000001000004A70000012753A7D32F535D1F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6.9252in" svg:height="1.7146in" draw:z-index="0"><draw:image xlink:href="Pictures/10000001000004A70000012753A7D32F535D1F3D.png" xlink:type="simple" xlink:show="embed" xlink:actuate="onLoad" draw:mime-type="image/png"/></draw:frame><draw:frame draw:style-name="fr1" draw:name="Image2" text:anchor-type="char" svg:x="0.9402in" svg:y="3.5984in" svg:width="4.552in" svg:height="2.8957in" draw:z-index="1"><draw:image xlink:href="Pictures/10000001000001B5000001162B35C9B245B403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7:02:34.546681911</meta:creation-date>
    <dc:date>2023-06-15T17:03:23.655098950</dc:date>
    <meta:editing-duration>PT49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